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D40000022FEB61E5211925BEF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86cm" svg:height="11.092cm" svg:x="6.34cm" svg:y="9.591cm">
          <draw:image xlink:href="Pictures/10000000000001D40000022FEB61E5211925BEF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6T16:02:01.770635701</meta:creation-date>
    <dc:date>2018-04-26T16:02:30.144143152</dc:date>
    <meta:editing-duration>PT2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